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" svg:font-family="Roboto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0.5pt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0.5pt" style:font-size-asian="10.5pt" style:font-name-complex="Times New Roman1" style:font-size-complex="10.5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officeooo:rsid="0011f36b" officeooo:paragraph-rsid="0011f36b"/>
    </style:style>
    <style:style style:name="P7" style:family="paragraph" style:parent-style-name="Standard">
      <style:text-properties style:font-name="Roboto" fo:font-size="10pt" officeooo:rsid="0011f36b" officeooo:paragraph-rsid="0011f36b" style:font-size-asian="10pt" style:font-name-complex="Times New Roman1" style:font-size-complex="10pt"/>
    </style:style>
    <style:style style:name="P8" style:family="paragraph" style:parent-style-name="Standard">
      <style:text-properties style:font-name="Roboto" fo:font-size="10pt" officeooo:paragraph-rsid="0011f36b" style:font-size-asian="10pt" style:font-name-complex="Times New Roman1" style:font-size-complex="10pt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style:font-size-asian="14pt" style:font-name-complex="Times New Roman1" style:font-size-complex="10.5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Arial" style:font-size-complex="14pt"/>
    </style:style>
    <style:style style:name="T4" style:family="text">
      <style:text-properties style:font-name="Times New Roman" fo:font-size="10.5pt" style:font-size-asian="10.5pt" style:font-name-complex="Times New Roman1" style:font-size-complex="10.5pt"/>
    </style:style>
    <style:style style:name="T5" style:family="text">
      <style:text-properties officeooo:rsid="0011f3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Министерство образования и науки Украины</text:span></text:p>
      <text:p text:style-name="P1"><text:span text:style-name="T1">Национальный аэрокосмический университет им. Н.Е. Жуковского “ХАИ”</text:span></text:p>
      <text:p text:style-name="P1"><text:span text:style-name="T1">кафедра 302</text:span></text:p>
      <text:p text:style-name="P2"/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4"><text:s/></text:span></text:p>
      <text:p text:style-name="P2"/>
      <text:p text:style-name="P2"/>
      <text:p text:style-name="P1"><text:span text:style-name="T1">Лабораторная работа №1</text:span></text:p>
      <text:p text:style-name="P1"><text:span text:style-name="T1">по предмету «Системный анализ»</text:span></text:p>
      <text:p text:style-name="P2"/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4"><text:s/></text:span></text:p>
      <text:p text:style-name="Standard"><text:span text:style-name="T4"><text:s/></text:span></text:p>
      <text:p text:style-name="P5"><text:span text:style-name="T1"><text:s/></text:span></text:p>
      <text:p text:style-name="P5"><text:span text:style-name="T1">Выполнил студент</text:span></text:p>
      <text:p text:style-name="P5"><text:span text:style-name="T1">326ст группы </text:span></text:p>
      <text:p text:style-name="P6"><text:span text:style-name="T1">Лаворчук В. И.</text:span></text:p>
      <text:p text:style-name="P5"><text:span text:style-name="T1">Проверил </text:span></text:p>
      <text:p text:style-name="P5"><text:span text:style-name="T1">Елизе</text:span><text:bookmark text:name="_GoBack"/><text:span text:style-name="T1">ва А.В.</text:span></text:p>
      <text:p text:style-name="P5"><text:span text:style-name="T1"><text:s/></text:span></text:p>
      <text:p text:style-name="Standard"><text:span text:style-name="T4"><text:s/></text:span></text:p>
      <text:p text:style-name="Standard"><text:span text:style-name="T4"><text:s/></text:span></text:p>
      <text:p text:style-name="P4"/>
      <text:p text:style-name="P1"><text:span text:style-name="T4">Харьков 2015</text:span></text:p>
      <text:p text:style-name="P7"><text:soft-page-break/>ОПРЕДЕЛЕНИЕ КЛИК ГРАФА</text:p>
      <text:p text:style-name="P7"><text:s text:c="18"/>ИСХОДНЫЕ ДАННЫЕ <text:s/>МАТРИЦА</text:p>
      <text:p text:style-name="P7">----------------------------------------------------------------</text:p>
      <text:p text:style-name="P7"><text:s/>NN <text:s text:c="2"/>! <text:s text:c="8"/>НОМЕРА ВЕРШИН <text:s text:c="34"/></text:p>
      <text:p text:style-name="P7">----------------------------------------------------------------</text:p>
      <text:p text:style-name="P7"><text:s text:c="10"/>1 <text:s/>2 <text:s/>3 <text:s/>4 <text:s/>5 <text:s/>6 <text:s/>7 <text:s/>8 <text:s/>9 <text:s/>10 </text:p>
      <text:p text:style-name="P7">------------------------------------------------------------------</text:p>
      <text:p text:style-name="P7"><text:s/>1 <text:s text:c="7"/>0 <text:s/>1 <text:s/>1 <text:s/>0 <text:s/>0 <text:s/>1 <text:s/>0 <text:s/>1 <text:s/>1 <text:s/>1 </text:p>
      <text:p text:style-name="P7"><text:s/>2 <text:s text:c="7"/>1 <text:s/>0 <text:s/>0 <text:s/>0 <text:s/>0 <text:s/>1 <text:s/>1 <text:s/>0 <text:s/>1 <text:s/>0 </text:p>
      <text:p text:style-name="P7"><text:s/>3 <text:s text:c="7"/>1 <text:s/>0 <text:s/>0 <text:s/>1 <text:s/>0 <text:s/>0 <text:s/>1 <text:s/>0 <text:s/>0 <text:s/>0 </text:p>
      <text:p text:style-name="P7"><text:s/>4 <text:s text:c="7"/>0 <text:s/>0 <text:s/>1 <text:s/>0 <text:s/>1 <text:s/>1 <text:s/>0 <text:s/>0 <text:s/>1 <text:s/>1 </text:p>
      <text:p text:style-name="P7"><text:s/>5 <text:s text:c="7"/>0 <text:s/>0 <text:s/>0 <text:s/>1 <text:s/>0 <text:s/>0 <text:s/>1 <text:s/>1 <text:s/>0 <text:s/>0 </text:p>
      <text:p text:style-name="P7"><text:s/>6 <text:s text:c="7"/>1 <text:s/>1 <text:s/>0 <text:s/>1 <text:s/>0 <text:s/>0 <text:s/>1 <text:s/>1 <text:s/>0 <text:s/>1 </text:p>
      <text:p text:style-name="P7"><text:s/>7 <text:s text:c="7"/>0 <text:s/>1 <text:s/>1 <text:s/>0 <text:s/>1 <text:s/>1 <text:s/>0 <text:s/>0 <text:s/>0 <text:s/>1 </text:p>
      <text:p text:style-name="P7"><text:s/>8 <text:s text:c="7"/>1 <text:s/>0 <text:s/>0 <text:s/>0 <text:s/>1 <text:s/>1 <text:s/>0 <text:s/>0 <text:s/>0 <text:s/>0 </text:p>
      <text:p text:style-name="P7"><text:s/>9 <text:s text:c="7"/>1 <text:s/>1 <text:s/>0 <text:s/>1 <text:s/>0 <text:s/>0 <text:s/>0 <text:s/>0 <text:s/>0 <text:s/>0 </text:p>
      <text:p text:style-name="P7">10 <text:s text:c="7"/>1 <text:s/>0 <text:s/>0 <text:s/>1 <text:s/>0 <text:s/>1 <text:s/>1 <text:s/>0 <text:s/>0 <text:s/>0 </text:p>
      <text:p text:style-name="P7"></text:p>
      <text:p text:style-name="P7"><text:s text:c="18"/>РЕЗУЛЬТАТ</text:p>
      <text:p text:style-name="P7">MAX ПОЛНЫЙ ПОДГРАФ <text:s/>: 1 <text:s/>2 <text:s/>6 </text:p>
      <text:p text:style-name="P7">MAX ПОЛНЫЙ ПОДГРАФ <text:s/>: 1 <text:s/>3 </text:p>
      <text:p text:style-name="P7">MAX ПОЛНЫЙ ПОДГРАФ <text:s/>: 1 <text:s/>8 <text:s/>6 </text:p>
      <text:p text:style-name="P7">MAX ПОЛНЫЙ ПОДГРАФ <text:s/>: 1 <text:s/>9 <text:s/>2 </text:p>
      <text:p text:style-name="P7">MAX ПОЛНЫЙ ПОДГРАФ <text:s/>: 1 <text:s/>10 <text:s/>6 </text:p>
      <text:p text:style-name="P7">MAX ПОЛНЫЙ ПОДГРАФ <text:s/>: 2 <text:s/>6 <text:s/>7 </text:p>
      <text:p text:style-name="P7">MAX ПОЛНЫЙ ПОДГРАФ <text:s/>: 3 <text:s/>4 </text:p>
      <text:p text:style-name="P7">MAX ПОЛНЫЙ ПОДГРАФ <text:s/>: 3 <text:s/>7 </text:p>
      <text:p text:style-name="P7">MAX ПОЛНЫЙ ПОДГРАФ <text:s/>: 4 <text:s/>5 </text:p>
      <text:p text:style-name="P7">MAX ПОЛНЫЙ ПОДГРАФ <text:s/>: 4 <text:s/>6 <text:s/>10 </text:p>
      <text:p text:style-name="P7"><text:soft-page-break/>MAX ПОЛНЫЙ ПОДГРАФ <text:s/>: 4 <text:s/>9 </text:p>
      <text:p text:style-name="P7">MAX ПОЛНЫЙ ПОДГРАФ <text:s/>: 5 <text:s/>7 </text:p>
      <text:p text:style-name="P7">MAX ПОЛНЫЙ ПОДГРАФ <text:s/>: 5 <text:s/>8 </text:p>
      <text:p text:style-name="P8"><text:span text:style-name="T5">MAX ПОЛНЫЙ ПОДГРАФ <text:s/>: 6 <text:s/>7 <text:s/>10 </text:span></text:p>
      <text:p text:style-name="P3"/>
      <text:p text:style-name="Standard"><text:span text:style-name="T2">Выводы: на лабораторной работе я <text:s/>и</text:span><text:span text:style-name="T3">зучил задачи выбора оптимального состава подсистем большой технической системы, по критерию минимизации числа связей между подсистемами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Roboto" svg:font-family="Roboto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Основний_20_текст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list-style-name="" style:class="text"/>
    <style:style style:name="Заголовок" style:family="paragraph" style:parent-style-name="Standard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Основний_20_текст" style:display-name="Основний текст" style:family="paragraph" style:parent-style-name="Standard" style:default-outline-level="">
      <style:paragraph-properties fo:margin-top="0in" fo:margin-bottom="0.0972in" style:contextual-spacing="false" fo:line-height="120%"/>
    </style:style>
    <style:style style:name="Розділ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Покажчик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lain_20_Text" style:display-name="Plai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264in" fo:margin-right="0.9272in" style:writing-mode="lr-tb" style:layout-grid-color="#c0c0c0" style:layout-grid-lines="40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андра</meta:initial-creator>
    <meta:editing-cycles>8</meta:editing-cycles>
    <meta:creation-date>2014-10-13T06:16:00</meta:creation-date>
    <dc:date>2015-10-21T22:14:00.176685934</dc:date>
    <dc:language>uk-UA</dc:language>
    <meta:editing-duration>PT12M56S</meta:editing-duration>
    <meta:generator>LibreOffice/4.2.8.2$Linux_X86_64 LibreOffice_project/420m0$Build-2</meta:generator>
    <meta:document-statistic meta:table-count="0" meta:image-count="0" meta:object-count="0" meta:page-count="3" meta:paragraph-count="56" meta:word-count="279" meta:character-count="1641" meta:non-whitespace-character-count="10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